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15cm" draw:marker-end-width="0.215cm" draw:fill="solid" draw:fill-color="#8cbbd8" draw:fill-hatch-solid="false" draw:opacity-name="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 draw:shadow-color="#004586" draw:shadow-opacity="50%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944794" draw:marker-start-width="0.215cm" draw:marker-end-width="0.215cm" draw:fill="solid" draw:fill-color="#a984b5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 draw:shadow-color="#4b1f6f" draw:shadow-opacity="50%"/>
    </style:style>
    <style:style style:name="gr5" style:family="graphic" style:parent-style-name="textbody">
      <style:graphic-properties fo:min-height="0.5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color="#008000" fo:font-size="14pt" style:font-size-asian="14pt" style:font-size-complex="14pt"/>
    </style:style>
    <style:style style:name="P4" style:family="paragraph">
      <style:text-properties fo:color="#dc23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8000" fo:font-size="20pt" style:font-size-asian="20pt" style:font-size-complex="20pt"/>
    </style:style>
    <style:style style:name="T3" style:family="text">
      <style:text-properties fo:color="#dc23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cm" svg:height="2cm" svg:x="2.7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2cm" svg:x="9.5cm" svg:y="5.2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6cm" svg:height="2cm" svg:x="21.2cm" svg:y="12.6cm">
          <text:p text:style-name="P1"><text:span text:style-name="T1">Add tasks for</text:span></text:p>
          <text:p text:style-name="P1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3cm" svg:height="1.825cm" svg:x="5.5cm" svg:y="12.7cm">
          <draw:text-box>
            <text:p text:style-name="P1"><text:span text:style-name="T1">Internal</text:span></text:p>
            <text:p text:style-name="P1"><text:span text:style-name="T1">tests</text:span></text:p>
          </draw:text-box>
        </draw:frame>
        <draw:frame draw:style-name="gr6" draw:text-style-name="P2" draw:layer="layout" svg:width="3.1cm" svg:height="1.825cm" svg:x="24.2cm" svg:y="4.957cm">
          <draw:text-box>
            <text:p text:style-name="P1"><text:span text:style-name="T1">External test</text:span></text:p>
          </draw:text-box>
        </draw:frame>
        <draw:custom-shape draw:style-name="gr3" draw:text-style-name="P2" xml:id="id1" draw:id="id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4.2cm" svg:height="2.612cm" svg:x="8.6cm" svg:y="1.461cm">
          <draw:text-box>
            <text:p text:style-name="P1"><text:span text:style-name="T1">Unit and integration tests</text:span></text:p>
          </draw:text-box>
        </draw:frame>
        <draw:connector draw:style-name="gr8" draw:text-style-name="P1" draw:layer="layout" draw:line-skew="0.398cm" svg:x1="25.9cm" svg:y1="8.45cm" svg:x2="27.2cm" svg:y2="18.8cm" draw:start-shape="id1" draw:start-glue-point="7" draw:end-shape="id2" svg:d="m25900 8450h2200v10350h-900">
          <text:p/>
        </draw:connector>
        <draw:connector draw:style-name="gr9" draw:text-style-name="P1" draw:layer="layout" svg:x1="24.2cm" svg:y1="9.5cm" svg:x2="24.2cm" svg:y2="12.6cm" draw:start-shape="id1" draw:start-glue-point="6" draw:end-shape="id3" svg:d="m24200 9500v3100">
          <text:p/>
        </draw:connector>
        <draw:connector draw:style-name="gr10" draw:text-style-name="P1" draw:layer="layout" svg:x1="24.2cm" svg:y1="4.3cm" svg:x2="24.2cm" svg:y2="7.4cm" draw:start-shape="id4" draw:start-glue-point="6" draw:end-shape="id1" draw:end-glue-point="4" svg:d="m24200 4300v3100">
          <text:p/>
        </draw:connector>
        <draw:connector draw:style-name="gr10" draw:text-style-name="P1" draw:layer="layout" svg:x1="24.2cm" svg:y1="14.6cm" svg:x2="24.2cm" svg:y2="17.8cm" draw:start-shape="id3" draw:start-glue-point="6" draw:end-shape="id2" draw:end-glue-point="4" svg:d="m24200 14600v3200">
          <text:p/>
        </draw:connector>
        <draw:frame draw:style-name="gr11" draw:text-style-name="P3" draw:layer="layout" svg:width="1.8cm" svg:height="1.038cm" svg:x="25.8cm" svg:y="7.457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38cm" svg:x="24.1cm" svg:y="9.594cm">
          <draw:text-box>
            <text:p><text:span text:style-name="T3">No</text:span></text:p>
          </draw:text-box>
        </draw:frame>
        <draw:connector draw:style-name="gr10" draw:text-style-name="P1" draw:layer="layout" svg:x1="8.7cm" svg:y1="2.4cm" svg:x2="12.5cm" svg:y2="5.2cm" draw:start-shape="id5" draw:start-glue-point="7" draw:end-shape="id6" draw:end-glue-point="4" svg:d="m8700 2400h3800v2800">
          <text:p/>
        </draw:connector>
        <draw:custom-shape draw:style-name="gr2" draw:text-style-name="P2" xml:id="id7" draw:id="id7" draw:layer="layout" svg:width="6cm" svg:height="2cm" svg:x="9.4cm" svg:y="11.6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9cm" svg:height="3.1cm" svg:x="10cm" svg:y="16.1cm">
          <text:p text:style-name="P1"><text:span text:style-name="T1">Delivrabl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9.4cm" svg:y1="12.6cm" svg:x2="5.5cm" svg:y2="16.6cm" draw:start-shape="id7" draw:start-glue-point="3" draw:end-shape="id8" draw:end-glue-point="4" svg:d="m9400 12600h-3900v4000">
          <text:p/>
        </draw:connector>
        <draw:connector draw:style-name="gr13" draw:text-style-name="P1" draw:layer="layout" draw:line-skew="0cm -0.299cm" svg:x1="14.9cm" svg:y1="17.65cm" svg:x2="24.2cm" svg:y2="2.3cm" draw:start-shape="id9" draw:start-glue-point="7" draw:end-shape="id4" draw:end-glue-point="0" svg:d="m14900 17650h3151v-16150h6149v800">
          <text:p/>
        </draw:connector>
        <draw:connector draw:style-name="gr9" draw:text-style-name="P1" draw:layer="layout" draw:line-skew="-0.499cm" svg:x1="3.8cm" svg:y1="17.65cm" svg:x2="2.7cm" svg:y2="2.4cm" draw:start-shape="id8" draw:start-glue-point="5" draw:end-shape="id5" draw:end-glue-point="5" svg:d="m3800 17650h-2100v-15250h1000">
          <text:p/>
        </draw:connector>
        <draw:custom-shape draw:style-name="gr2" draw:text-style-name="P2" xml:id="id10" draw:id="id10" draw:layer="layout" svg:width="3.4cm" svg:height="2.1cm" svg:x="3.8cm" svg:y="8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9.5cm" svg:y1="6.2cm" svg:x2="5.5cm" svg:y2="8.4cm" draw:start-shape="id6" draw:start-glue-point="5" draw:end-shape="id10" draw:end-glue-point="4" svg:d="m9500 6200h-4000v2200">
          <text:p/>
        </draw:connector>
        <draw:connector draw:style-name="gr13" draw:text-style-name="P1" draw:layer="layout" svg:x1="7.2cm" svg:y1="9.45cm" svg:x2="12.4cm" svg:y2="11.6cm" draw:start-shape="id10" draw:start-glue-point="7" draw:end-shape="id7" draw:end-glue-point="0" svg:d="m7200 9450h5200v2150">
          <text:p/>
        </draw:connector>
        <draw:frame draw:style-name="gr11" draw:text-style-name="P3" draw:layer="layout" svg:width="1.8cm" svg:height="1.038cm" svg:x="14.9cm" svg:y="16.653cm">
          <draw:text-box>
            <text:p><text:span text:style-name="T2">Yes</text:span></text:p>
          </draw:text-box>
        </draw:frame>
        <draw:frame draw:style-name="gr11" draw:text-style-name="P3" draw:layer="layout" svg:width="1.8cm" svg:height="1.038cm" svg:x="7cm" svg:y="16.653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38cm" svg:x="2.2cm" svg:y="16.653cm">
          <draw:text-box>
            <text:p><text:span text:style-name="T3">No</text:span></text:p>
          </draw:text-box>
        </draw:frame>
        <draw:custom-shape draw:style-name="gr2" draw:text-style-name="P2" xml:id="id8" draw:id="id8" draw:layer="layout" svg:width="3.4cm" svg:height="2.1cm" svg:x="3.8cm" svg:y="16.6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7.2cm" svg:y1="17.65cm" svg:x2="10cm" svg:y2="17.65cm" draw:start-shape="id8" draw:start-glue-point="7" draw:end-shape="id9" svg:d="m7200 17650h2800">
          <text:p/>
        </draw:connector>
        <draw:connector draw:style-name="gr9" draw:text-style-name="P1" draw:layer="layout" svg:x1="3.8cm" svg:y1="9.45cm" svg:x2="2.7cm" svg:y2="2.4cm" draw:start-shape="id10" draw:start-glue-point="5" draw:end-shape="id5" draw:end-glue-point="5" svg:d="m3800 9450h-1601v-7050h501">
          <text:p/>
        </draw:connector>
        <draw:connector draw:style-name="gr9" draw:text-style-name="P1" draw:layer="layout" draw:line-skew="0cm -0.499cm" svg:x1="12.45cm" svg:y1="19.2cm" svg:x2="2.7cm" svg:y2="2.4cm" draw:start-shape="id9" draw:start-glue-point="6" draw:end-shape="id5" draw:end-glue-point="5" svg:d="m12450 19200v502h-10750v-17302h1000">
          <text:p/>
        </draw:connector>
        <draw:frame draw:style-name="gr12" draw:text-style-name="P4" draw:layer="layout" svg:width="1.408cm" svg:height="1.038cm" svg:x="2.392cm" svg:y="8.4cm">
          <draw:text-box>
            <text:p><text:span text:style-name="T3">No</text:span></text:p>
          </draw:text-box>
        </draw:frame>
        <draw:frame draw:style-name="gr12" draw:text-style-name="P4" draw:layer="layout" svg:width="1.408cm" svg:height="1.038cm" svg:x="10.492cm" svg:y="18.7cm">
          <draw:text-box>
            <text:p><text:span text:style-name="T3">No</text:span></text:p>
          </draw:text-box>
        </draw:frame>
        <draw:frame draw:style-name="gr11" draw:text-style-name="P3" draw:layer="layout" svg:width="1.8cm" svg:height="1.038cm" svg:x="7.2cm" svg:y="8.453cm">
          <draw:text-box>
            <text:p><text:span text:style-name="T2">Yes</text:span></text:p>
          </draw:text-box>
        </draw:frame>
      </draw:page>
      <draw:page draw:name="page2" draw:style-name="dp1" draw:master-page-name="Standard">
        <draw:custom-shape draw:style-name="gr2" draw:text-style-name="P2" xml:id="id15" draw:id="id15" draw:layer="layout" svg:width="6cm" svg:height="2cm" svg:x="2.1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6" draw:id="id16" draw:layer="layout" svg:width="6cm" svg:height="2cm" svg:x="2.1cm" svg:y="6.8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2" draw:id="id1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6cm" svg:height="2cm" svg:x="21.2cm" svg:y="12.6cm">
          <text:p text:style-name="P1"><text:span text:style-name="T1">Add tasks for</text:span></text:p>
          <text:p text:style-name="P1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3cm" svg:height="1.825cm" svg:x="5.1cm" svg:y="15cm">
          <draw:text-box>
            <text:p text:style-name="P1"><text:span text:style-name="T1">Internal</text:span></text:p>
            <text:p text:style-name="P1"><text:span text:style-name="T1">tests</text:span></text:p>
          </draw:text-box>
        </draw:frame>
        <draw:frame draw:style-name="gr6" draw:text-style-name="P2" draw:layer="layout" svg:width="3.1cm" svg:height="1.825cm" svg:x="24.2cm" svg:y="4.957cm">
          <draw:text-box>
            <text:p text:style-name="P1"><text:span text:style-name="T1">External test</text:span></text:p>
          </draw:text-box>
        </draw:frame>
        <draw:custom-shape draw:style-name="gr3" draw:text-style-name="P2" xml:id="id11" draw:id="id1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4.2cm" svg:height="2.612cm" svg:x="5.1cm" svg:y="3.7cm">
          <draw:text-box>
            <text:p text:style-name="P1"><text:span text:style-name="T1">Unit and integration tests</text:span></text:p>
          </draw:text-box>
        </draw:frame>
        <draw:connector draw:style-name="gr10" draw:text-style-name="P1" draw:layer="layout" draw:line-skew="0.398cm" svg:x1="25.9cm" svg:y1="8.45cm" svg:x2="27.2cm" svg:y2="18.8cm" draw:start-shape="id11" draw:start-glue-point="7" draw:end-shape="id12" svg:d="m25900 8450h2200v10350h-900">
          <text:p/>
        </draw:connector>
        <draw:connector draw:style-name="gr10" draw:text-style-name="P1" draw:layer="layout" svg:x1="24.2cm" svg:y1="9.5cm" svg:x2="24.2cm" svg:y2="12.6cm" draw:start-shape="id11" draw:start-glue-point="6" draw:end-shape="id13" svg:d="m24200 9500v3100">
          <text:p/>
        </draw:connector>
        <draw:connector draw:style-name="gr10" draw:text-style-name="P1" draw:layer="layout" svg:x1="24.2cm" svg:y1="4.3cm" svg:x2="24.2cm" svg:y2="7.4cm" draw:start-shape="id14" draw:start-glue-point="6" draw:end-shape="id11" draw:end-glue-point="4" svg:d="m24200 4300v3100">
          <text:p/>
        </draw:connector>
        <draw:connector draw:style-name="gr10" draw:text-style-name="P1" draw:layer="layout" svg:x1="24.2cm" svg:y1="14.6cm" svg:x2="24.2cm" svg:y2="17.8cm" draw:start-shape="id13" draw:start-glue-point="6" draw:end-shape="id12" draw:end-glue-point="4" svg:d="m24200 14600v3200">
          <text:p/>
        </draw:connector>
        <draw:frame draw:style-name="gr11" draw:text-style-name="P3" draw:layer="layout" svg:width="1.8cm" svg:height="1.038cm" svg:x="26.1cm" svg:y="7.457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38cm" svg:x="24.2cm" svg:y="9.694cm">
          <draw:text-box>
            <text:p><text:span text:style-name="T3">No</text:span></text:p>
          </draw:text-box>
        </draw:frame>
        <draw:connector draw:style-name="gr10" draw:text-style-name="P1" draw:layer="layout" svg:x1="5.1cm" svg:y1="3.4cm" svg:x2="5.1cm" svg:y2="6.8cm" draw:start-shape="id15" draw:start-glue-point="6" draw:end-shape="id16" svg:d="m5100 3400v3400">
          <text:p/>
        </draw:connector>
        <draw:custom-shape draw:style-name="gr2" draw:text-style-name="P2" xml:id="id17" draw:id="id17" draw:layer="layout" svg:width="6cm" svg:height="2cm" svg:x="2.1cm" svg:y="17.7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4.9cm" svg:height="3.1cm" svg:x="11.8cm" svg:y="10.7cm">
          <text:p text:style-name="P1"><text:span text:style-name="T1">Delivrabl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line-skew="0.6cm" svg:x1="8.1cm" svg:y1="18.7cm" svg:x2="11.7cm" svg:y2="6.05cm" draw:start-shape="id17" draw:start-glue-point="1" draw:end-shape="id18" draw:end-glue-point="5" svg:d="m8100 18700h2400v-12650h1200">
          <text:p/>
        </draw:connector>
        <draw:connector draw:style-name="gr10" draw:text-style-name="P1" draw:layer="layout" svg:x1="14.25cm" svg:y1="13.8cm" svg:x2="24.2cm" svg:y2="2.3cm" draw:start-shape="id19" draw:start-glue-point="6" draw:end-shape="id14" draw:end-glue-point="0" svg:d="m14250 13800v502h4701v-12503h5249v501">
          <text:p/>
        </draw:connector>
        <draw:connector draw:style-name="gr10" draw:text-style-name="P1" draw:layer="layout" svg:x1="13.4cm" svg:y1="5cm" svg:x2="8.1cm" svg:y2="2.4cm" draw:start-shape="id18" draw:start-glue-point="4" draw:end-shape="id15" draw:end-glue-point="7" svg:d="m13400 5000v-2600h-5300">
          <text:p/>
        </draw:connector>
        <draw:custom-shape draw:style-name="gr2" draw:text-style-name="P2" xml:id="id20" draw:id="id20" draw:layer="layout" svg:width="3.4cm" svg:height="2.1cm" svg:x="3.4cm" svg:y="11.8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5.1cm" svg:y1="8.8cm" svg:x2="5.1cm" svg:y2="11.8cm" draw:start-shape="id16" draw:start-glue-point="6" draw:end-shape="id20" draw:end-glue-point="4" svg:d="m5100 8800v3000">
          <text:p/>
        </draw:connector>
        <draw:connector draw:style-name="gr10" draw:text-style-name="P1" draw:layer="layout" svg:x1="5.1cm" svg:y1="13.9cm" svg:x2="5.1cm" svg:y2="17.7cm" draw:start-shape="id20" draw:start-glue-point="6" draw:end-shape="id17" draw:end-glue-point="0" svg:d="m5100 13900v3800">
          <text:p/>
        </draw:connector>
        <draw:connector draw:style-name="gr10" draw:text-style-name="P1" draw:layer="layout" draw:line-skew="0.998cm" svg:x1="6.8cm" svg:y1="12.85cm" svg:x2="8.1cm" svg:y2="2.4cm" draw:start-shape="id20" draw:start-glue-point="7" draw:end-shape="id15" draw:end-glue-point="7" svg:d="m6800 12850h2800v-10450h-1500">
          <text:p/>
        </draw:connector>
        <draw:frame draw:style-name="gr11" draw:text-style-name="P3" draw:layer="layout" svg:width="1.8cm" svg:height="1.038cm" svg:x="18.1cm" svg:y="7.3cm">
          <draw:text-box>
            <text:p><text:span text:style-name="T2">Yes</text:span></text:p>
          </draw:text-box>
        </draw:frame>
        <draw:frame draw:style-name="gr11" draw:text-style-name="P3" draw:layer="layout" svg:width="1.8cm" svg:height="1.038cm" svg:x="3.4cm" svg:y="14.953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38cm" svg:x="13.2cm" svg:y="4cm">
          <draw:text-box>
            <text:p><text:span text:style-name="T3">No</text:span></text:p>
          </draw:text-box>
        </draw:frame>
        <draw:frame draw:style-name="gr12" draw:text-style-name="P4" draw:layer="layout" svg:width="1.408cm" svg:height="1.038cm" svg:x="7.192cm" svg:y="11.853cm">
          <draw:text-box>
            <text:p><text:span text:style-name="T3">No</text:span></text:p>
          </draw:text-box>
        </draw:frame>
        <draw:custom-shape draw:style-name="gr2" draw:text-style-name="P2" xml:id="id18" draw:id="id18" draw:layer="layout" svg:width="3.4cm" svg:height="2.1cm" svg:x="11.7cm" svg:y="5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6.7cm" svg:y1="12.25cm" svg:x2="8.1cm" svg:y2="2.4cm" draw:start-shape="id19" draw:start-glue-point="7" draw:end-shape="id15" draw:end-glue-point="7" svg:d="m16700 12250h502v-9850h-9102">
          <text:p/>
        </draw:connector>
        <draw:connector draw:style-name="gr10" draw:text-style-name="P1" draw:layer="layout" svg:x1="13.4cm" svg:y1="7.1cm" svg:x2="14.25cm" svg:y2="10.7cm" draw:start-shape="id18" draw:start-glue-point="6" draw:end-shape="id19" draw:end-glue-point="4" svg:d="m13400 7100v1801h850v17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0T15:36:55.800000000</meta:creation-date>
    <dc:date>2016-03-20T14:30:45</dc:date>
    <meta:editing-duration>PT1H10M10S</meta:editing-duration>
    <meta:editing-cycles>22</meta:editing-cycles>
    <meta:generator>LibreOffice/3.5$Linux_X86_64 LibreOffice_project/350m1$Build-2</meta:generator>
    <dc:creator>Biscui </dc:creator>
    <meta:document-statistic meta:object-count="66"/>
  </office:meta>
</office:document-meta>
</file>